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ligraphica" svg:font-family="Calligraphica"/>
    <style:font-face style:name="Tahoma1" svg:font-family="Tahoma"/>
    <style:font-face style:name="ca" svg:font-family="ca"/>
    <style:font-face style:name="Kingthings Calligraphica 2" svg:font-family="'Kingthings Calligraphica 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ingthings Calligraphica 2" fo:font-size="54pt" style:font-size-asian="54pt" style:font-size-complex="5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atzjagd</text:p>
      <text:p text:style-name="Standard"><text:a xlink:type="simple" xlink:href="http://www.fontasy.de/font-1080-calligraphicakingthings.php?lang=de" text:style-name="Internet_20_link" text:visited-style-name="Visited_20_Internet_20_Link"/></text:p>
      <text:p text:style-name="Standard"><text:a xlink:type="simple" xlink:href="http://www.fontasy.de/font-1080-calligraphicakingthings.php?lang=de" text:style-name="Internet_20_link" text:visited-style-name="Visited_20_Internet_20_Link"/></text:p>
      <text:p text:style-name="Standard">Font:</text:p>
      <text:p text:style-name="Standard"><text:a xlink:type="simple" xlink:href="http://www.fontasy.de/font-1080-calligraphicakingthings.php?lang=de" text:style-name="Internet_20_link" text:visited-style-name="Visited_20_Internet_20_Link">http://www.fontasy.de/font-1080-calligraphicakingthings.php?lang=de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ligraphica" svg:font-family="Calligraphica"/>
    <style:font-face style:name="Tahoma1" svg:font-family="Tahoma"/>
    <style:font-face style:name="ca" svg:font-family="ca"/>
    <style:font-face style:name="Kingthings Calligraphica 2" svg:font-family="'Kingthings Calligraphica 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2M44S</meta:editing-duration>
    <meta:editing-cycles>4</meta:editing-cycles>
    <meta:generator>OpenOffice/4.1.5$Win32 OpenOffice.org_project/415m1$Build-9789</meta:generator>
    <dc:date>2020-03-13T19:06:03.90</dc:date>
    <dc:creator>Jirka Dell'Oro-Friedl</dc:creator>
    <meta:document-statistic meta:table-count="0" meta:image-count="0" meta:object-count="0" meta:page-count="1" meta:paragraph-count="3" meta:word-count="3" meta:character-count="83"/>
    <meta:user-defined meta:name="Info 1"/>
    <meta:user-defined meta:name="Info 2"/>
    <meta:user-defined meta:name="Info 3"/>
    <meta:user-defined meta:name="Info 4"/>
  </office:meta>
</office:document-meta>
</file>